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P10" style:family="paragraph" style:parent-style-name="Standard">
      <style:paragraph-properties fo:break-before="auto" fo:line-height="145%" fo:margin-bottom="0.423cm" style:writing-mode="lr-tb"/>
    </style:style>
    <style:style style:name="P11" style:family="paragraph" style:parent-style-name="Standard">
      <style:paragraph-properties fo:break-before="auto" fo:line-height="145%" fo:margin-bottom="0.423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P12" style:family="paragraph" style:parent-style-name="Standard">
      <style:paragraph-properties fo:break-before="auto" fo:line-height="145%" fo:margin-bottom="0.423cm" style:writing-mode="lr-tb"/>
    </style:style>
    <style:style style:name="P13" style:family="paragraph" style:parent-style-name="Heading_20_2">
      <style:paragraph-properties fo:break-before="auto" fo:line-height="145%" fo:margin-bottom="0.423cm" style:writing-mode="lr-tb"/>
    </style:style>
    <style:style style:name="T13_1" style:family="text"/>
    <style:style style:name="P14" style:family="paragraph" style:parent-style-name="Standard">
      <style:paragraph-properties fo:break-before="auto" fo:line-height="145%" fo:margin-bottom="0.423cm" style:writing-mode="lr-tb"/>
    </style:style>
    <style:style style:name="T14_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1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2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3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4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4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4_4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break-before="auto" fo:line-height="145%" fo:margin-top="0cm" style:writing-mode="lr-tb"/>
    </style:style>
    <style:style style:name="T15_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1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1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5_1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break-before="auto" fo:line-height="145%" fo:margin-top="0cm" fo:margin-bottom="0cm" style:writing-mode="lr-tb"/>
    </style:style>
    <style:style style:name="T16_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6_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Heading_20_2">
      <style:paragraph-properties fo:break-before="auto" fo:line-height="145%" fo:margin-bottom="0.423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Heading_20_2">
      <style:paragraph-properties fo:break-before="auto" fo:line-height="115%" style:writing-mode="lr-tb"/>
    </style:style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P8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6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99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1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6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8" style:family="paragraph" style:parent-style-name="Standard">
      <style:paragraph-properties fo:break-before="auto" fo:text-indent="1.27cm" fo:line-height="115%" fo:margin-left="1.27cm" style:writing-mode="lr-tb"/>
    </style:style>
    <style:style style:name="T1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2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6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P11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style:font-name="Courier New" style:font-name-asian="Courier New" style:font-name-complex="Courier New"/>
    </style:style>
    <style:style style:name="T119_2" style:family="text">
      <style:text-properties style:font-name="Courier New" style:font-name-asian="Courier New" style:font-name-complex="Courier New"/>
    </style:style>
    <style:style style:name="T119_3" style:family="text">
      <style:text-properties style:font-name="Courier New" style:font-name-asian="Courier New" style:font-name-complex="Courier New"/>
    </style:style>
    <style:style style:name="T119_4" style:family="text">
      <style:text-properties style:font-name="Courier New" style:font-name-asian="Courier New" style:font-name-complex="Courier New"/>
    </style:style>
    <style:style style:name="T119_5" style:family="text">
      <style:text-properties style:font-name="Courier New" style:font-name-asian="Courier New" style:font-name-complex="Courier New"/>
    </style:style>
    <style:style style:name="T119_6" style:family="text">
      <style:text-properties style:font-name="Courier New" style:font-name-asian="Courier New" style:font-name-complex="Courier New"/>
    </style:style>
    <style:style style:name="T119_7" style:family="text">
      <style:text-properties style:font-name="Courier New" style:font-name-asian="Courier New" style:font-name-complex="Courier New"/>
    </style:style>
    <style:style style:name="T119_8" style:family="text">
      <style:text-properties style:font-name="Courier New" style:font-name-asian="Courier New" style:font-name-complex="Courier New"/>
    </style:style>
    <style:style style:name="P120" style:family="paragraph" style:parent-style-name="Heading_20_2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Heading_20_2">
      <style:paragraph-properties fo:break-before="auto" fo:line-height="115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45%" fo:margin-bottom="0.423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P125" style:family="paragraph" style:parent-style-name="Standard">
      <style:paragraph-properties fo:break-before="auto" fo:line-height="145%" fo:margin-bottom="0.423cm" style:writing-mode="lr-tb"/>
    </style:style>
    <style:style style:name="P126" style:family="paragraph" style:parent-style-name="Standard">
      <style:paragraph-properties fo:break-before="auto" fo:line-height="145%" fo:margin-bottom="0.423cm" style:writing-mode="lr-tb"/>
    </style:style>
    <style:style style:name="P127" style:family="paragraph" style:parent-style-name="Standard">
      <style:paragraph-properties fo:break-before="auto" fo:line-height="145%" fo:margin-bottom="0.423cm" style:writing-mode="lr-tb"/>
    </style:style>
    <style:style style:name="P128" style:family="paragraph" style:parent-style-name="Standard">
      <style:paragraph-properties fo:break-before="auto" fo:line-height="145%" fo:margin-bottom="0.423cm" style:writing-mode="lr-tb"/>
      <style:text-properties fo:background-color="#f7f7f7"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</office:automatic-styles>
  <office:body>
    <office:text>
      <text:h text:style-name="P1" text:outline-level="10"><text:bookmark-start text:name="h.131kslzfaoe8"/><text:bookmark-end text:name="h.131kslzfaoe8"/><text:span text:style-name="T1_1">Nerve</text:span></text:h>
      <text:p text:style-name="P2"/>
      <text:h text:style-name="P3" text:outline-level="10"><text:bookmark-start text:name="h.gv4kj5yq5n"/><text:bookmark-end text:name="h.gv4kj5yq5n"/><text:span text:style-name="T3_1">Overview</text:span><text:span text:style-name="T3_2"><text:s/></text:span></text:h>
      <text:p text:style-name="P4"><text:span text:style-name="T4_1">A</text:span><text:span text:style-name="T4_2"><text:s/></text:span><text:span text:style-name="T4_3">client</text:span><text:span text:style-name="T4_4"><text:s/></text:span><text:span text:style-name="T4_5">that</text:span><text:span text:style-name="T4_6"><text:s/></text:span><text:span text:style-name="T4_7">will</text:span><text:span text:style-name="T4_8"><text:s/></text:span><text:span text:style-name="T4_9">let</text:span><text:span text:style-name="T4_10"><text:s/></text:span><text:span text:style-name="T4_11">us</text:span><text:span text:style-name="T4_12"><text:s/></text:span><text:span text:style-name="T4_13">know</text:span><text:span text:style-name="T4_14"><text:s/></text:span><text:span text:style-name="T4_15">in</text:span><text:span text:style-name="T4_16"><text:s/></text:span><text:span text:style-name="T4_17">real</text:span><text:span text:style-name="T4_18"><text:s/></text:span><text:span text:style-name="T4_19">time</text:span><text:span text:style-name="T4_20"><text:s/></text:span><text:span text:style-name="T4_21">what</text:span><text:span text:style-name="T4_22"><text:s/></text:span><text:span text:style-name="T4_23">services</text:span><text:span text:style-name="T4_24"><text:s/></text:span><text:span text:style-name="T4_25">are</text:span><text:span text:style-name="T4_26"><text:s/></text:span><text:span text:style-name="T4_27">running</text:span><text:span text:style-name="T4_28"><text:s/></text:span><text:span text:style-name="T4_29">where</text:span><text:span text:style-name="T4_30">.<text:s/></text:span></text:p>
      <text:p text:style-name="P5"><text:span text:style-name="T5_1">Nerve</text:span><text:span text:style-name="T5_2"><text:s/></text:span><text:span text:style-name="T5_3">updates</text:span><text:span text:style-name="T5_4"><text:s/></text:span><text:span text:style-name="T5_5">zookeeper</text:span><text:span text:style-name="T5_6"><text:s/></text:span><text:span text:style-name="T5_7">with</text:span><text:span text:style-name="T5_8"><text:s/></text:span><text:span text:style-name="T5_9">this</text:span><text:span text:style-name="T5_10"><text:s/></text:span><text:span text:style-name="T5_11">data</text:span><text:span text:style-name="T5_12">.<text:s/></text:span><text:span text:style-name="T5_13">The</text:span><text:span text:style-name="T5_14"><text:s/></text:span><text:span text:style-name="T5_15">data</text:span><text:span text:style-name="T5_16"><text:s/></text:span><text:span text:style-name="T5_17">is</text:span><text:span text:style-name="T5_18"><text:s/></text:span><text:span text:style-name="T5_19">ephemeral</text:span><text:span text:style-name="T5_20"><text:s/></text:span><text:span text:style-name="T5_21">so</text:span><text:span text:style-name="T5_22"><text:s/></text:span><text:span text:style-name="T5_23">if</text:span><text:span text:style-name="T5_24"><text:s/></text:span><text:span text:style-name="T5_25">the</text:span><text:span text:style-name="T5_26"><text:s/></text:span><text:span text:style-name="T5_27">client</text:span><text:span text:style-name="T5_28"><text:s/></text:span><text:span text:style-name="T5_29">disconnects</text:span><text:span text:style-name="T5_30"><text:s/></text:span><text:span text:style-name="T5_31">the</text:span><text:span text:style-name="T5_32"><text:s/></text:span><text:span text:style-name="T5_33">data</text:span><text:span text:style-name="T5_34"><text:s/></text:span><text:span text:style-name="T5_35">is</text:span><text:span text:style-name="T5_36"><text:s/></text:span><text:span text:style-name="T5_37">dropped</text:span><text:span text:style-name="T5_38">.</text:span></text:p>
      <text:p text:style-name="P6"/>
      <text:h text:style-name="P7" text:outline-level="10"><text:bookmark-start text:name="h.s5uas868qgkk"/><text:bookmark-end text:name="h.s5uas868qgkk"/><text:span text:style-name="T7_1">Installation</text:span></text:h>
      <text:p text:style-name="P8"><text:span text:style-name="T8_1">Nerve</text:span><text:span text:style-name="T8_2"><text:s/></text:span><text:span text:style-name="T8_3">is</text:span><text:span text:style-name="T8_4"><text:s/></text:span><text:span text:style-name="T8_5">a</text:span><text:span text:style-name="T8_6"><text:s/></text:span><text:span text:style-name="T8_7">ruby</text:span><text:span text:style-name="T8_8"><text:s/></text:span><text:span text:style-name="T8_9">gem</text:span></text:p>
      <text:p text:style-name="P9"><text:span text:style-name="T9_1">The</text:span><text:span text:style-name="T9_2"><text:s/></text:span><text:span text:style-name="T9_3">cookbook</text:span><text:span text:style-name="T9_4"><text:s/></text:span><text:span text:style-name="T9_5">installs</text:span><text:span text:style-name="T9_6"><text:s/></text:span><text:span text:style-name="T9_7">the</text:span><text:span text:style-name="T9_8"><text:s/></text:span><text:span text:style-name="T9_9">gem</text:span><text:span text:style-name="T9_10"><text:s/></text:span><text:span text:style-name="T9_11">and</text:span><text:span text:style-name="T9_12"><text:s/></text:span><text:span text:style-name="T9_13">added</text:span><text:span text:style-name="T9_14"><text:s/></text:span><text:span text:style-name="T9_15">a</text:span><text:span text:style-name="T9_16"><text:s/></text:span><text:span text:style-name="T9_17">init</text:span><text:span text:style-name="T9_18"><text:s/></text:span><text:span text:style-name="T9_19">script</text:span><text:span text:style-name="T9_20"><text:s/></text:span><text:span text:style-name="T9_21">and</text:span><text:span text:style-name="T9_22"><text:s/></text:span><text:span text:style-name="T9_23">configs</text:span><text:span text:style-name="T9_24"><text:s/></text:span><text:span text:style-name="T9_25">to</text:span><text:span text:style-name="T9_26"><text:s/></text:span><text:span text:style-name="T9_27">run</text:span><text:span text:style-name="T9_28"><text:s/></text:span><text:span text:style-name="T9_29">it</text:span></text:p>
      <text:p text:style-name="P10"/>
      <text:p text:style-name="P11"><text:span text:style-name="T11_1">The</text:span><text:span text:style-name="T11_2"><text:s/></text:span><text:span text:style-name="T11_3">nerve</text:span><text:span text:style-name="T11_4"><text:s/></text:span><text:span text:style-name="T11_5">client</text:span><text:span text:style-name="T11_6"><text:s/></text:span><text:span text:style-name="T11_7">can</text:span><text:span text:style-name="T11_8"><text:s/></text:span><text:span text:style-name="T11_9">be</text:span><text:span text:style-name="T11_10"><text:s/></text:span><text:span text:style-name="T11_11">found</text:span><text:span text:style-name="T11_12"><text:s/></text:span><text:span text:style-name="T11_13">here</text:span><text:span text:style-name="T11_14">.<text:s text:c="2"/></text:span><text:span text:style-name="T11_15">https</text:span><text:span text:style-name="T11_16">://</text:span><text:span text:style-name="T11_17">github</text:span><text:span text:style-name="T11_18">.</text:span><text:span text:style-name="T11_19">com</text:span><text:span text:style-name="T11_20">/</text:span><text:span text:style-name="T11_21">adavismdsol</text:span><text:span text:style-name="T11_22">/</text:span><text:span text:style-name="T11_23">nerve</text:span></text:p>
      <text:p text:style-name="P12"/>
      <text:h text:style-name="P13" text:outline-level="10"><text:bookmark-start text:name="h.1rmwogfg75ot"/><text:bookmark-end text:name="h.1rmwogfg75ot"/><text:span text:style-name="T13_1">Configuration</text:span></text:h>
      <text:p text:style-name="P14"><text:span text:style-name="T14_1">Nerve</text:span><text:span text:style-name="T14_2"><text:s/></text:span><text:span text:style-name="T14_3">is</text:span><text:span text:style-name="T14_4"><text:s/></text:span><text:span text:style-name="T14_5">configured</text:span><text:span text:style-name="T14_6"><text:s/></text:span><text:span text:style-name="T14_7">via</text:span><text:span text:style-name="T14_8"><text:s/></text:span><text:span text:style-name="T14_9">a</text:span><text:span text:style-name="T14_10"><text:s/></text:span><text:span text:style-name="T14_11">primary</text:span><text:span text:style-name="T14_12"><text:s/></text:span><text:span text:style-name="T14_13">config</text:span><text:span text:style-name="T14_14"><text:s/></text:span><text:span text:style-name="T14_15">and</text:span><text:span text:style-name="T14_16"><text:s/></text:span><text:span text:style-name="T14_17">multiple</text:span><text:span text:style-name="T14_18"><text:s/></text:span><text:span text:style-name="T14_19">services</text:span><text:span text:style-name="T14_20"><text:s/></text:span><text:span text:style-name="T14_21">config</text:span><text:span text:style-name="T14_22"><text:s/></text:span><text:span text:style-name="T14_23">files</text:span><text:span text:style-name="T14_24"><text:s/></text:span><text:span text:style-name="T14_25">so</text:span><text:span text:style-name="T14_26"><text:s/></text:span><text:span text:style-name="T14_27">you</text:span><text:span text:style-name="T14_28"><text:s/></text:span><text:span text:style-name="T14_29">can</text:span><text:span text:style-name="T14_30"><text:s/></text:span><text:span text:style-name="T14_31">drop</text:span><text:span text:style-name="T14_32"><text:s/></text:span><text:span text:style-name="T14_33">in</text:span><text:span text:style-name="T14_34"><text:s/></text:span><text:span text:style-name="T14_35">a</text:span><text:span text:style-name="T14_36"><text:s/></text:span><text:span text:style-name="T14_37">config</text:span><text:span text:style-name="T14_38"><text:s/></text:span><text:span text:style-name="T14_39">per</text:span><text:span text:style-name="T14_40"><text:s/></text:span><text:span text:style-name="T14_41">service</text:span><text:span text:style-name="T14_42"><text:s text:c="2"/></text:span></text:p>
      <text:list text:style-name="LS1" xml:id="list0">
        <text:list-item>
          <text:p text:style-name="P15"><text:span text:style-name="T15_1">/</text:span><text:span text:style-name="T15_2">mnt</text:span><text:span text:style-name="T15_3">/</text:span><text:span text:style-name="T15_4">nerve</text:span><text:span text:style-name="T15_5">/</text:span><text:span text:style-name="T15_6">conf</text:span><text:span text:style-name="T15_7">/</text:span><text:span text:style-name="T15_8">nerve</text:span><text:span text:style-name="T15_9">.</text:span><text:span text:style-name="T15_10">conf</text:span><text:span text:style-name="T15_11">.</text:span><text:span text:style-name="T15_12">json</text:span></text:p>
        </text:list-item>
        <text:list-item>
          <text:p text:style-name="P16"><text:span text:style-name="T16_1">/</text:span><text:span text:style-name="T16_2">mnt</text:span><text:span text:style-name="T16_3">/</text:span><text:span text:style-name="T16_4">nerve</text:span><text:span text:style-name="T16_5">/</text:span><text:span text:style-name="T16_6">conf</text:span><text:span text:style-name="T16_7">/</text:span><text:span text:style-name="T16_8">services</text:span></text:p>
        </text:list-item>
      </text:list>
      <text:h text:style-name="P17" text:outline-level="10"><text:bookmark-start text:name="h.c5la7j6z57fb"/><text:bookmark-end text:name="h.c5la7j6z57fb"/><text:span text:style-name="T17_1">Format</text:span><text:span text:style-name="T17_2"><text:s/></text:span><text:span text:style-name="T17_3">of</text:span><text:span text:style-name="T17_4"><text:s/></text:span><text:span text:style-name="T17_5">the</text:span><text:span text:style-name="T17_6"><text:s/></text:span><text:span text:style-name="T17_7">config</text:span><text:span text:style-name="T17_8"><text:s/></text:span></text:h>
      <text:p text:style-name="P18"><text:span text:style-name="T18_1">{</text:span></text:p>
      <text:p text:style-name="P19"><text:span text:style-name="T19_1"><text:s text:c="2"/>"</text:span><text:span text:style-name="T19_2">instance</text:span><text:span text:style-name="T19_3">_</text:span><text:span text:style-name="T19_4">id</text:span><text:span text:style-name="T19_5">":<text:s/>"</text:span><text:span text:style-name="T19_6">mymachine</text:span><text:span text:style-name="T19_7">",</text:span></text:p>
      <text:p text:style-name="P20"><text:span text:style-name="T20_1"><text:s text:c="2"/>"</text:span><text:span text:style-name="T20_2">service</text:span><text:span text:style-name="T20_3">_</text:span><text:span text:style-name="T20_4">conf</text:span><text:span text:style-name="T20_5">_</text:span><text:span text:style-name="T20_6">dir</text:span><text:span text:style-name="T20_7">":<text:s/>"</text:span><text:span text:style-name="T20_8">conf</text:span><text:span text:style-name="T20_9">/</text:span><text:span text:style-name="T20_10">services</text:span><text:span text:style-name="T20_11">",</text:span></text:p>
      <text:p text:style-name="P21"><text:span text:style-name="T21_1"><text:s text:c="2"/>"</text:span><text:span text:style-name="T21_2">services</text:span><text:span text:style-name="T21_3">":<text:s/>{</text:span></text:p>
      <text:p text:style-name="P22"><text:span text:style-name="T22_1"><text:s text:c="4"/>"</text:span><text:span text:style-name="T22_2">http</text:span><text:span text:style-name="T22_3">_</text:span><text:span text:style-name="T22_4">service</text:span><text:span text:style-name="T22_5">":<text:s/>{</text:span></text:p>
      <text:p text:style-name="P23"><text:span text:style-name="T23_1"><text:s text:c="6"/>"</text:span><text:span text:style-name="T23_2">host</text:span><text:span text:style-name="T23_3">":<text:s/>"127.0.0.1",</text:span></text:p>
      <text:p text:style-name="P24"><text:span text:style-name="T24_1"><text:s text:c="6"/>"</text:span><text:span text:style-name="T24_2">port</text:span><text:span text:style-name="T24_3">":<text:s/>80,</text:span></text:p>
      <text:p text:style-name="P25"><text:span text:style-name="T25_1"><text:s text:c="6"/>"</text:span><text:span text:style-name="T25_2">reporter</text:span><text:span text:style-name="T25_3">_</text:span><text:span text:style-name="T25_4">type</text:span><text:span text:style-name="T25_5">":<text:s/>"</text:span><text:span text:style-name="T25_6">zookeeper</text:span><text:span text:style-name="T25_7">",</text:span></text:p>
      <text:p text:style-name="P26"><text:span text:style-name="T26_1"><text:s text:c="6"/>"</text:span><text:span text:style-name="T26_2">zk</text:span><text:span text:style-name="T26_3">_</text:span><text:span text:style-name="T26_4">hosts</text:span><text:span text:style-name="T26_5">":<text:s/>["</text:span><text:span text:style-name="T26_6">localhost</text:span><text:span text:style-name="T26_7">:2181"],</text:span></text:p>
      <text:p text:style-name="P27"><text:span text:style-name="T27_1"><text:s text:c="6"/>"</text:span><text:span text:style-name="T27_2">zk</text:span><text:span text:style-name="T27_3">_</text:span><text:span text:style-name="T27_4">path</text:span><text:span text:style-name="T27_5">":<text:s/>"/</text:span><text:span text:style-name="T27_6">nerve</text:span><text:span text:style-name="T27_7">/</text:span><text:span text:style-name="T27_8">services</text:span><text:span text:style-name="T27_9">/</text:span><text:span text:style-name="T27_10">your</text:span><text:span text:style-name="T27_11">_</text:span><text:span text:style-name="T27_12">http</text:span><text:span text:style-name="T27_13">_</text:span><text:span text:style-name="T27_14">service</text:span><text:span text:style-name="T27_15">/</text:span><text:span text:style-name="T27_16">services</text:span><text:span text:style-name="T27_17">",</text:span></text:p>
      <text:p text:style-name="P28"><text:span text:style-name="T28_1"><text:s text:c="6"/>"</text:span><text:span text:style-name="T28_2">check</text:span><text:span text:style-name="T28_3">_</text:span><text:span text:style-name="T28_4">interval</text:span><text:span text:style-name="T28_5">":<text:s/>2,</text:span></text:p>
      <text:p text:style-name="P29"><text:span text:style-name="T29_1"><text:s text:c="6"/>"</text:span><text:span text:style-name="T29_2">checks</text:span><text:span text:style-name="T29_3">":<text:s/>[</text:span></text:p>
      <text:p text:style-name="P30"><text:span text:style-name="T30_1"><text:s text:c="8"/>{</text:span></text:p>
      <text:p text:style-name="P31"><text:span text:style-name="T31_1"><text:s text:c="10"/>"</text:span><text:span text:style-name="T31_2">type</text:span><text:span text:style-name="T31_3">":<text:s/>"</text:span><text:span text:style-name="T31_4">http</text:span><text:span text:style-name="T31_5">",</text:span></text:p>
      <text:p text:style-name="P32"><text:span text:style-name="T32_1"><text:s text:c="10"/>"</text:span><text:span text:style-name="T32_2">uri</text:span><text:span text:style-name="T32_3">":<text:s/>"/</text:span><text:span text:style-name="T32_4">health</text:span><text:span text:style-name="T32_5">",</text:span></text:p>
      <text:p text:style-name="P33"><text:span text:style-name="T33_1"><text:s text:c="10"/>"</text:span><text:span text:style-name="T33_2">timeout</text:span><text:span text:style-name="T33_3">":<text:s/>0.2,</text:span></text:p>
      <text:p text:style-name="P34"><text:span text:style-name="T34_1"><text:s text:c="10"/>"</text:span><text:span text:style-name="T34_2">rise</text:span><text:span text:style-name="T34_3">":<text:s/>3,</text:span></text:p>
      <text:p text:style-name="P35"><text:span text:style-name="T35_1"><text:s text:c="10"/>"</text:span><text:span text:style-name="T35_2">fall</text:span><text:span text:style-name="T35_3">":<text:s/>2</text:span></text:p>
      <text:p text:style-name="P36"><text:span text:style-name="T36_1"><text:s text:c="8"/>}</text:span></text:p>
      <text:p text:style-name="P37"><text:span text:style-name="T37_1"><text:s text:c="6"/>]</text:span></text:p>
      <text:p text:style-name="P38"><text:span text:style-name="T38_1"><text:s text:c="4"/>},</text:span></text:p>
      <text:p text:style-name="P39"><text:span text:style-name="T39_1"><text:s text:c="4"/>"</text:span><text:span text:style-name="T39_2">your</text:span><text:span text:style-name="T39_3">_</text:span><text:span text:style-name="T39_4">ssh</text:span><text:span text:style-name="T39_5">_</text:span><text:span text:style-name="T39_6">service</text:span><text:span text:style-name="T39_7">":<text:s/>{</text:span></text:p>
      <text:p text:style-name="P40"><text:span text:style-name="T40_1"><text:s text:c="6"/>"</text:span><text:span text:style-name="T40_2">host</text:span><text:span text:style-name="T40_3">":<text:s/>"127.0.0.1",</text:span></text:p>
      <text:p text:style-name="P41"><text:span text:style-name="T41_1"><text:s text:c="6"/>"</text:span><text:span text:style-name="T41_2">port</text:span><text:span text:style-name="T41_3">":<text:s/>22,</text:span></text:p>
      <text:p text:style-name="P42"><text:span text:style-name="T42_1"><text:s text:c="6"/>"</text:span><text:span text:style-name="T42_2">reporter</text:span><text:span text:style-name="T42_3">_</text:span><text:span text:style-name="T42_4">type</text:span><text:span text:style-name="T42_5">":<text:s/>"</text:span><text:span text:style-name="T42_6">zookeeper</text:span><text:span text:style-name="T42_7">",</text:span></text:p>
      <text:p text:style-name="P43"><text:span text:style-name="T43_1"><text:s text:c="6"/>"</text:span><text:span text:style-name="T43_2">zk</text:span><text:span text:style-name="T43_3">_</text:span><text:span text:style-name="T43_4">hosts</text:span><text:span text:style-name="T43_5">":<text:s/>["</text:span><text:span text:style-name="T43_6">localhost</text:span><text:span text:style-name="T43_7">:2181"],</text:span></text:p>
      <text:p text:style-name="P44"><text:span text:style-name="T44_1"><text:s text:c="6"/>"</text:span><text:span text:style-name="T44_2">zk</text:span><text:span text:style-name="T44_3">_</text:span><text:span text:style-name="T44_4">path</text:span><text:span text:style-name="T44_5">":<text:s/>"/</text:span><text:span text:style-name="T44_6">nerve</text:span><text:span text:style-name="T44_7">/</text:span><text:span text:style-name="T44_8">services</text:span><text:span text:style-name="T44_9">/</text:span><text:span text:style-name="T44_10">your</text:span><text:span text:style-name="T44_11">_</text:span><text:span text:style-name="T44_12">ssh</text:span><text:span text:style-name="T44_13">_</text:span><text:span text:style-name="T44_14">service</text:span><text:span text:style-name="T44_15">/</text:span><text:span text:style-name="T44_16">services</text:span><text:span text:style-name="T44_17">",</text:span></text:p>
      <text:p text:style-name="P45"><text:span text:style-name="T45_1"><text:s text:c="6"/>"</text:span><text:span text:style-name="T45_2">check</text:span><text:span text:style-name="T45_3">_</text:span><text:span text:style-name="T45_4">interval</text:span><text:span text:style-name="T45_5">":<text:s/>2,</text:span></text:p>
      <text:p text:style-name="P46"><text:span text:style-name="T46_1"><text:s text:c="6"/>"</text:span><text:span text:style-name="T46_2">checks</text:span><text:span text:style-name="T46_3">":<text:s/>[</text:span></text:p>
      <text:p text:style-name="P47"><text:span text:style-name="T47_1"><text:s text:c="8"/>{</text:span></text:p>
      <text:p text:style-name="P48"><text:span text:style-name="T48_1"><text:s text:c="10"/>"</text:span><text:span text:style-name="T48_2">type</text:span><text:span text:style-name="T48_3">":<text:s/>"</text:span><text:span text:style-name="T48_4">tcp</text:span><text:span text:style-name="T48_5">",</text:span></text:p>
      <text:p text:style-name="P49"><text:span text:style-name="T49_1"><text:s text:c="10"/>"</text:span><text:span text:style-name="T49_2">timeout</text:span><text:span text:style-name="T49_3">":<text:s/>0.2,</text:span></text:p>
      <text:p text:style-name="P50"><text:span text:style-name="T50_1"><text:s text:c="10"/>"</text:span><text:span text:style-name="T50_2">rise</text:span><text:span text:style-name="T50_3">":<text:s/>3,</text:span></text:p>
      <text:p text:style-name="P51"><text:span text:style-name="T51_1"><text:s text:c="10"/>"</text:span><text:span text:style-name="T51_2">fall</text:span><text:span text:style-name="T51_3">":<text:s/>2</text:span></text:p>
      <text:p text:style-name="P52"><text:span text:style-name="T52_1"><text:s text:c="8"/>}</text:span></text:p>
      <text:p text:style-name="P53"><text:span text:style-name="T53_1"><text:s text:c="6"/>]</text:span></text:p>
      <text:p text:style-name="P54"><text:span text:style-name="T54_1"><text:s text:c="4"/>},</text:span></text:p>
      <text:p text:style-name="P55"><text:span text:style-name="T55_1"><text:s text:c="4"/>"</text:span><text:span text:style-name="T55_2">rabbitmq</text:span><text:span text:style-name="T55_3">_</text:span><text:span text:style-name="T55_4">service</text:span><text:span text:style-name="T55_5">":<text:s/>{</text:span></text:p>
      <text:p text:style-name="P56"><text:span text:style-name="T56_1"><text:s text:c="6"/>"</text:span><text:span text:style-name="T56_2">host</text:span><text:span text:style-name="T56_3">":<text:s/>"1.2.3.4",</text:span></text:p>
      <text:p text:style-name="P57"><text:span text:style-name="T57_1"><text:s text:c="6"/>"</text:span><text:span text:style-name="T57_2">port</text:span><text:span text:style-name="T57_3">":<text:s/>5672,</text:span></text:p>
      <text:p text:style-name="P58"><text:span text:style-name="T58_1"><text:s text:c="6"/>"</text:span><text:span text:style-name="T58_2">reporter</text:span><text:span text:style-name="T58_3">_</text:span><text:span text:style-name="T58_4">type</text:span><text:span text:style-name="T58_5">":<text:s/>"</text:span><text:span text:style-name="T58_6">zookeeper</text:span><text:span text:style-name="T58_7">",</text:span></text:p>
      <text:p text:style-name="P59"><text:span text:style-name="T59_1"><text:s text:c="6"/>"</text:span><text:span text:style-name="T59_2">zk</text:span><text:span text:style-name="T59_3">_</text:span><text:span text:style-name="T59_4">hosts</text:span><text:span text:style-name="T59_5">":<text:s/>["</text:span><text:span text:style-name="T59_6">localhost</text:span><text:span text:style-name="T59_7">:2181"],</text:span></text:p>
      <text:p text:style-name="P60"><text:span text:style-name="T60_1"><text:s text:c="6"/>"</text:span><text:span text:style-name="T60_2">zk</text:span><text:span text:style-name="T60_3">_</text:span><text:span text:style-name="T60_4">path</text:span><text:span text:style-name="T60_5">":<text:s/>"/</text:span><text:span text:style-name="T60_6">nerve</text:span><text:span text:style-name="T60_7">/</text:span><text:span text:style-name="T60_8">services</text:span><text:span text:style-name="T60_9">/</text:span><text:span text:style-name="T60_10">your</text:span><text:span text:style-name="T60_11">_</text:span><text:span text:style-name="T60_12">rabbitmq</text:span><text:span text:style-name="T60_13">_</text:span><text:span text:style-name="T60_14">service</text:span><text:span text:style-name="T60_15">/</text:span><text:span text:style-name="T60_16">services</text:span><text:span text:style-name="T60_17">",</text:span></text:p>
      <text:p text:style-name="P61"><text:span text:style-name="T61_1"><text:s text:c="6"/>"</text:span><text:span text:style-name="T61_2">check</text:span><text:span text:style-name="T61_3">_</text:span><text:span text:style-name="T61_4">interval</text:span><text:span text:style-name="T61_5">":<text:s/>2,</text:span></text:p>
      <text:p text:style-name="P62"><text:span text:style-name="T62_1"><text:s text:c="6"/>"</text:span><text:span text:style-name="T62_2">checks</text:span><text:span text:style-name="T62_3">":<text:s/>[</text:span></text:p>
      <text:p text:style-name="P63"><text:span text:style-name="T63_1"><text:s text:c="8"/>{</text:span></text:p>
      <text:p text:style-name="P64"><text:span text:style-name="T64_1"><text:s text:c="10"/>"</text:span><text:span text:style-name="T64_2">type</text:span><text:span text:style-name="T64_3">":<text:s/>"</text:span><text:span text:style-name="T64_4">rabbitmq</text:span><text:span text:style-name="T64_5">",</text:span></text:p>
      <text:p text:style-name="P65"><text:span text:style-name="T65_1"><text:s text:c="10"/>"</text:span><text:span text:style-name="T65_2">username</text:span><text:span text:style-name="T65_3">":<text:s/>"</text:span><text:span text:style-name="T65_4">guest</text:span><text:span text:style-name="T65_5">",</text:span></text:p>
      <text:p text:style-name="P66"><text:span text:style-name="T66_1"><text:s text:c="10"/>"</text:span><text:span text:style-name="T66_2">password</text:span><text:span text:style-name="T66_3">":<text:s/>"</text:span><text:span text:style-name="T66_4">guest</text:span><text:span text:style-name="T66_5">"</text:span></text:p>
      <text:p text:style-name="P67"><text:span text:style-name="T67_1"><text:s text:c="8"/>}</text:span></text:p>
      <text:p text:style-name="P68"><text:span text:style-name="T68_1"><text:s text:c="6"/>]</text:span></text:p>
      <text:p text:style-name="P69"><text:span text:style-name="T69_1"><text:s text:c="4"/>}</text:span></text:p>
      <text:p text:style-name="P70"><text:span text:style-name="T70_1"><text:s text:c="2"/>}</text:span></text:p>
      <text:p text:style-name="P71"><text:span text:style-name="T71_1">}</text:span></text:p>
      <text:h text:style-name="P72" text:outline-level="10"><text:bookmark-start text:name="h.kyjx7b2kiyus"/><text:bookmark-end text:name="h.kyjx7b2kiyus"/></text:h>
      <text:h text:style-name="P73" text:outline-level="10"><text:bookmark-start text:name="h.itas9v1z3nu0"/><text:bookmark-end text:name="h.itas9v1z3nu0"/><text:span text:style-name="T73_1">Initialization</text:span></text:h>
      <text:p text:style-name="P74"><text:span text:style-name="T74_1">Nerve</text:span><text:span text:style-name="T74_2"><text:s/></text:span><text:span text:style-name="T74_3">is</text:span><text:span text:style-name="T74_4"><text:s/></text:span><text:span text:style-name="T74_5">started</text:span><text:span text:style-name="T74_6"><text:s/></text:span><text:span text:style-name="T74_7">by</text:span><text:span text:style-name="T74_8"><text:s/></text:span><text:span text:style-name="T74_9">way</text:span><text:span text:style-name="T74_10"><text:s/></text:span><text:span text:style-name="T74_11">of</text:span><text:span text:style-name="T74_12"><text:s/></text:span><text:span text:style-name="T74_13">an</text:span><text:span text:style-name="T74_14"><text:s/></text:span><text:span text:style-name="T74_15">init</text:span><text:span text:style-name="T74_16"><text:s/></text:span><text:span text:style-name="T74_17">script</text:span><text:span text:style-name="T74_18"><text:s/></text:span><text:span text:style-name="T74_19">this</text:span><text:span text:style-name="T74_20"><text:s/></text:span><text:span text:style-name="T74_21">uses</text:span><text:span text:style-name="T74_22"><text:s/>“</text:span><text:span text:style-name="T74_23">start</text:span><text:span text:style-name="T74_24">-</text:span><text:span text:style-name="T74_25">stop</text:span><text:span text:style-name="T74_26">-</text:span><text:span text:style-name="T74_27">daemon</text:span><text:span text:style-name="T74_28">”<text:s/></text:span><text:span text:style-name="T74_29">to</text:span><text:span text:style-name="T74_30"><text:s/></text:span><text:span text:style-name="T74_31">daemonise</text:span><text:span text:style-name="T74_32"><text:s/></text:span><text:span text:style-name="T74_33">the</text:span><text:span text:style-name="T74_34"><text:s/></text:span><text:span text:style-name="T74_35">process</text:span><text:span text:style-name="T74_36"><text:s/></text:span></text:p>
      <text:p text:style-name="P75"/>
      <text:p text:style-name="P76"/>
      <text:p text:style-name="P77"/>
      <text:h text:style-name="P78" text:outline-level="10"><text:bookmark-start text:name="h.ri7wjmv6pnxw"/><text:bookmark-end text:name="h.ri7wjmv6pnxw"/><text:span text:style-name="T78_1">Other</text:span><text:span text:style-name="T78_2"><text:s/></text:span><text:span text:style-name="T78_3">clients</text:span><text:span text:style-name="T78_4">.</text:span></text:h>
      <text:p text:style-name="P79"><text:span text:style-name="T79_1">You</text:span><text:span text:style-name="T79_2"><text:s/></text:span><text:span text:style-name="T79_3">can</text:span><text:span text:style-name="T79_4"><text:s/></text:span><text:span text:style-name="T79_5">make</text:span><text:span text:style-name="T79_6"><text:s/></text:span><text:span text:style-name="T79_7">your</text:span><text:span text:style-name="T79_8"><text:s/></text:span><text:span text:style-name="T79_9">own</text:span><text:span text:style-name="T79_10"><text:s/></text:span><text:span text:style-name="T79_11">client</text:span><text:span text:style-name="T79_12"><text:s/></text:span><text:span text:style-name="T79_13">if</text:span><text:span text:style-name="T79_14"><text:s/></text:span><text:span text:style-name="T79_15">there</text:span><text:span text:style-name="T79_16"><text:s/></text:span><text:span text:style-name="T79_17">is</text:span><text:span text:style-name="T79_18"><text:s/></text:span><text:span text:style-name="T79_19">other</text:span><text:span text:style-name="T79_20"><text:s/></text:span><text:span text:style-name="T79_21">information</text:span><text:span text:style-name="T79_22"><text:s/></text:span><text:span text:style-name="T79_23">you</text:span><text:span text:style-name="T79_24"><text:s/></text:span><text:span text:style-name="T79_25">want</text:span><text:span text:style-name="T79_26"><text:s/></text:span><text:span text:style-name="T79_27">add</text:span><text:span text:style-name="T79_28"><text:s/></text:span><text:span text:style-name="T79_29">to</text:span><text:span text:style-name="T79_30"><text:s/></text:span><text:span text:style-name="T79_31">zookeeper</text:span><text:span text:style-name="T79_32"><text:s/></text:span></text:p>
      <text:p text:style-name="P80"/>
      <text:p text:style-name="P81"><text:span text:style-name="T81_1">Here</text:span><text:span text:style-name="T81_2"><text:s/></text:span><text:span text:style-name="T81_3">is</text:span><text:span text:style-name="T81_4"><text:s/></text:span><text:span text:style-name="T81_5">an</text:span><text:span text:style-name="T81_6"><text:s/></text:span><text:span text:style-name="T81_7">example</text:span><text:span text:style-name="T81_8"><text:s/></text:span><text:span text:style-name="T81_9">that</text:span><text:span text:style-name="T81_10"><text:s/></text:span><text:span text:style-name="T81_11">will</text:span><text:span text:style-name="T81_12"><text:s/></text:span><text:span text:style-name="T81_13">added</text:span><text:span text:style-name="T81_14"><text:s/></text:span><text:span text:style-name="T81_15">and</text:span><text:span text:style-name="T81_16"><text:s/></text:span><text:span text:style-name="T81_17">delete</text:span><text:span text:style-name="T81_18"><text:s/></text:span><text:span text:style-name="T81_19">data</text:span><text:span text:style-name="T81_20"><text:s/></text:span></text:p>
      <text:p text:style-name="P82"/>
      <text:p text:style-name="P83"><text:span text:style-name="T83_1">This</text:span><text:span text:style-name="T83_2"><text:s/></text:span><text:span text:style-name="T83_3">adds</text:span><text:span text:style-name="T83_4"><text:s/></text:span><text:span text:style-name="T83_5">the</text:span><text:span text:style-name="T83_6"><text:s/></text:span><text:span text:style-name="T83_7">hosts</text:span><text:span text:style-name="T83_8"><text:s/></text:span><text:span text:style-name="T83_9">name</text:span><text:span text:style-name="T83_10"><text:s/></text:span><text:span text:style-name="T83_11">with</text:span><text:span text:style-name="T83_12"><text:s/></text:span><text:span text:style-name="T83_13">sub</text:span><text:span text:style-name="T83_14"><text:s/></text:span><text:span text:style-name="T83_15">files</text:span><text:span text:style-name="T83_16"><text:s/></text:span><text:span text:style-name="T83_17">of</text:span><text:span text:style-name="T83_18"><text:s/></text:span><text:span text:style-name="T83_19">the</text:span><text:span text:style-name="T83_20"><text:s/></text:span><text:span text:style-name="T83_21">ami</text:span><text:span text:style-name="T83_22"><text:s/></text:span><text:span text:style-name="T83_23">and</text:span><text:span text:style-name="T83_24"><text:s/></text:span><text:span text:style-name="T83_25">type</text:span><text:span text:style-name="T83_26"><text:s/></text:span><text:span text:style-name="T83_27">of</text:span><text:span text:style-name="T83_28"><text:s/></text:span><text:span text:style-name="T83_29">the</text:span><text:span text:style-name="T83_30"><text:s/></text:span><text:span text:style-name="T83_31">node</text:span><text:span text:style-name="T83_32">.<text:s/></text:span><text:span text:style-name="T83_33">it</text:span><text:span text:style-name="T83_34"><text:s/></text:span><text:span text:style-name="T83_35">also</text:span><text:span text:style-name="T83_36"><text:s/></text:span><text:span text:style-name="T83_37">adds</text:span><text:span text:style-name="T83_38"><text:s/></text:span><text:span text:style-name="T83_39">a</text:span><text:span text:style-name="T83_40"><text:s/></text:span><text:span text:style-name="T83_41">ephemeral</text:span><text:span text:style-name="T83_42"><text:s/></text:span><text:span text:style-name="T83_43">entry</text:span><text:span text:style-name="T83_44"><text:s/></text:span><text:span text:style-name="T83_45">of</text:span><text:span text:style-name="T83_46"><text:s/></text:span><text:span text:style-name="T83_47">available</text:span><text:span text:style-name="T83_48">.<text:s/></text:span></text:p>
      <text:p text:style-name="P84"/>
      <text:p text:style-name="P85"><text:span text:style-name="T85_1">require</text:span><text:span text:style-name="T85_2"><text:s/>"</text:span><text:span text:style-name="T85_3">rubygems</text:span><text:span text:style-name="T85_4">"</text:span></text:p>
      <text:p text:style-name="P86"><text:span text:style-name="T86_1">require</text:span><text:span text:style-name="T86_2"><text:s/>"</text:span><text:span text:style-name="T86_3">zk</text:span><text:span text:style-name="T86_4">"</text:span></text:p>
      <text:p text:style-name="P87"/>
      <text:p text:style-name="P88"><text:span text:style-name="T88_1">host</text:span><text:span text:style-name="T88_2"><text:s/>=<text:s/>`</text:span><text:span text:style-name="T88_3">hostname</text:span><text:span text:style-name="T88_4">`</text:span></text:p>
      <text:p text:style-name="P89"><text:span text:style-name="T89_1">ami</text:span><text:span text:style-name="T89_2"><text:s/>=<text:s/>`</text:span><text:span text:style-name="T89_3">ec</text:span><text:span text:style-name="T89_4">2</text:span><text:span text:style-name="T89_5">metadata</text:span><text:span text:style-name="T89_6"><text:s/>--</text:span><text:span text:style-name="T89_7">ami</text:span><text:span text:style-name="T89_8">-</text:span><text:span text:style-name="T89_9">id</text:span><text:span text:style-name="T89_10">`</text:span></text:p>
      <text:p text:style-name="P90"><text:span text:style-name="T90_1">type</text:span><text:span text:style-name="T90_2"><text:s/>=<text:s/>`</text:span><text:span text:style-name="T90_3">ec</text:span><text:span text:style-name="T90_4">2</text:span><text:span text:style-name="T90_5">metadata</text:span><text:span text:style-name="T90_6"><text:s/>--</text:span><text:span text:style-name="T90_7">instance</text:span><text:span text:style-name="T90_8">-</text:span><text:span text:style-name="T90_9">type</text:span><text:span text:style-name="T90_10">`</text:span></text:p>
      <text:p text:style-name="P91"><text:span text:style-name="T91_1">securty</text:span><text:span text:style-name="T91_2">_</text:span><text:span text:style-name="T91_3">groups</text:span><text:span text:style-name="T91_4">=`</text:span><text:span text:style-name="T91_5">ec</text:span><text:span text:style-name="T91_6">2</text:span><text:span text:style-name="T91_7">metadata</text:span><text:span text:style-name="T91_8"><text:s/>--</text:span><text:span text:style-name="T91_9">security</text:span><text:span text:style-name="T91_10">-</text:span><text:span text:style-name="T91_11">groups</text:span><text:span text:style-name="T91_12">`</text:span></text:p>
      <text:p text:style-name="P92"/>
      <text:p text:style-name="P93"><text:span text:style-name="T93_1">type</text:span><text:span text:style-name="T93_2"><text:s/>=<text:s/></text:span><text:span text:style-name="T93_3">type</text:span><text:span text:style-name="T93_4">.</text:span><text:span text:style-name="T93_5">gsub</text:span><text:span text:style-name="T93_6">(/\</text:span><text:span text:style-name="T93_7">n</text:span><text:span text:style-name="T93_8">/,"<text:s/>")</text:span></text:p>
      <text:p text:style-name="P94"><text:span text:style-name="T94_1">ami</text:span><text:span text:style-name="T94_2"><text:s/>=<text:s/></text:span><text:span text:style-name="T94_3">ami</text:span><text:span text:style-name="T94_4">.</text:span><text:span text:style-name="T94_5">gsub</text:span><text:span text:style-name="T94_6">(/\</text:span><text:span text:style-name="T94_7">n</text:span><text:span text:style-name="T94_8">/,"<text:s/>")</text:span></text:p>
      <text:p text:style-name="P95"><text:span text:style-name="T95_1">host</text:span><text:span text:style-name="T95_2"><text:s/>=<text:s/></text:span><text:span text:style-name="T95_3">host</text:span><text:span text:style-name="T95_4">.</text:span><text:span text:style-name="T95_5">gsub</text:span><text:span text:style-name="T95_6">(/\</text:span><text:span text:style-name="T95_7">n</text:span><text:span text:style-name="T95_8">/,"<text:s/>")</text:span></text:p>
      <text:p text:style-name="P96"/>
      <text:p text:style-name="P97"><text:span text:style-name="T97_1">base</text:span><text:span text:style-name="T97_2"><text:s/>=<text:s/>"/#{</text:span><text:span text:style-name="T97_3">host</text:span><text:span text:style-name="T97_4">}"</text:span></text:p>
      <text:p text:style-name="P98"/>
      <text:p text:style-name="P99"/>
      <text:p text:style-name="P100"><text:span text:style-name="T100_1">zk</text:span><text:span text:style-name="T100_2"><text:s/>=<text:s/></text:span><text:span text:style-name="T100_3">ZK</text:span><text:span text:style-name="T100_4">.</text:span><text:span text:style-name="T100_5">new</text:span></text:p>
      <text:p text:style-name="P101"/>
      <text:p text:style-name="P102"><text:span text:style-name="T102_1">ZK</text:span><text:span text:style-name="T102_2">.</text:span><text:span text:style-name="T102_3">open</text:span><text:span text:style-name="T102_4">('</text:span><text:span text:style-name="T102_5">localhost</text:span><text:span text:style-name="T102_6">:2181')<text:s/></text:span><text:span text:style-name="T102_7">do</text:span><text:span text:style-name="T102_8"><text:s/>|</text:span><text:span text:style-name="T102_9">zk</text:span><text:span text:style-name="T102_10">|<text:s/></text:span></text:p>
      <text:p text:style-name="P103"><text:span text:style-name="T103_1"><text:s text:c="3"/></text:span><text:span text:style-name="T103_2">if</text:span><text:span text:style-name="T103_3"><text:s/>!</text:span><text:span text:style-name="T103_4">zk</text:span><text:span text:style-name="T103_5">.</text:span><text:span text:style-name="T103_6">exists</text:span><text:span text:style-name="T103_7">?("#{</text:span><text:span text:style-name="T103_8">host</text:span><text:span text:style-name="T103_9">}")</text:span></text:p>
      <text:p text:style-name="P104"><text:span text:style-name="T104_1"><text:s text:c="19"/></text:span><text:span text:style-name="T104_2">zk</text:span><text:span text:style-name="T104_3">.</text:span><text:span text:style-name="T104_4">create</text:span><text:span text:style-name="T104_5">("#{</text:span><text:span text:style-name="T104_6">host</text:span><text:span text:style-name="T104_7">}",<text:s/>:</text:span><text:span text:style-name="T104_8">data</text:span><text:span text:style-name="T104_9"><text:s/>=&gt;<text:s/>"#{</text:span><text:span text:style-name="T104_10">host</text:span><text:span text:style-name="T104_11">}")</text:span></text:p>
      <text:p text:style-name="P105"><text:span text:style-name="T105_1"><text:s text:c="8"/></text:span><text:span text:style-name="T105_2">end</text:span></text:p>
      <text:p text:style-name="P106"/>
      <text:p text:style-name="P107"><text:span text:style-name="T107_1">#</text:span><text:span text:style-name="T107_2">add</text:span><text:span text:style-name="T107_3"><text:s/></text:span><text:span text:style-name="T107_4">ephemeral</text:span><text:span text:style-name="T107_5"><text:s/></text:span><text:span text:style-name="T107_6">data</text:span><text:span text:style-name="T107_7"><text:s/></text:span></text:p>
      <text:p text:style-name="P108"><text:span text:style-name="T108_1">zk</text:span><text:span text:style-name="T108_2">.</text:span><text:span text:style-name="T108_3">create</text:span><text:span text:style-name="T108_4">("#{</text:span><text:span text:style-name="T108_5">host</text:span><text:span text:style-name="T108_6">}/</text:span><text:span text:style-name="T108_7">available</text:span><text:span text:style-name="T108_8">",<text:s/>:</text:span><text:span text:style-name="T108_9">data</text:span><text:span text:style-name="T108_10"><text:s/>=&gt;<text:s/>"</text:span><text:span text:style-name="T108_11">yes</text:span><text:span text:style-name="T108_12">",<text:s/>:</text:span><text:span text:style-name="T108_13">ephemeral</text:span><text:span text:style-name="T108_14"><text:s/>=&gt;<text:s/></text:span><text:span text:style-name="T108_15">true</text:span><text:span text:style-name="T108_16">)</text:span></text:p>
      <text:p text:style-name="P109"><text:span text:style-name="T109_1">#<text:s/></text:span><text:span text:style-name="T109_2">Add</text:span><text:span text:style-name="T109_3"><text:s/></text:span><text:span text:style-name="T109_4">persistent</text:span><text:span text:style-name="T109_5"><text:s/></text:span><text:span text:style-name="T109_6">data</text:span><text:span text:style-name="T109_7"><text:s/></text:span></text:p>
      <text:p text:style-name="P110"><text:span text:style-name="T110_1"><text:s text:c="19"/></text:span><text:span text:style-name="T110_2">zk</text:span><text:span text:style-name="T110_3">.</text:span><text:span text:style-name="T110_4">create</text:span><text:span text:style-name="T110_5">("#{</text:span><text:span text:style-name="T110_6">host</text:span><text:span text:style-name="T110_7">}/</text:span><text:span text:style-name="T110_8">ami</text:span><text:span text:style-name="T110_9">",<text:s/>:</text:span><text:span text:style-name="T110_10">data</text:span><text:span text:style-name="T110_11"><text:s/>=&gt;<text:s/>"#{</text:span><text:span text:style-name="T110_12">ami</text:span><text:span text:style-name="T110_13">}")</text:span></text:p>
      <text:p text:style-name="P111"><text:span text:style-name="T111_1"><text:s text:c="19"/></text:span><text:span text:style-name="T111_2">zk</text:span><text:span text:style-name="T111_3">.</text:span><text:span text:style-name="T111_4">create</text:span><text:span text:style-name="T111_5">("#{</text:span><text:span text:style-name="T111_6">host</text:span><text:span text:style-name="T111_7">}/</text:span><text:span text:style-name="T111_8">type</text:span><text:span text:style-name="T111_9">",<text:s/>:</text:span><text:span text:style-name="T111_10">data</text:span><text:span text:style-name="T111_11"><text:s/>=&gt;<text:s/>"#{</text:span><text:span text:style-name="T111_12">type</text:span><text:span text:style-name="T111_13">}")</text:span></text:p>
      <text:p text:style-name="P112"/>
      <text:p text:style-name="P113"><text:span text:style-name="T113_1">sleep</text:span><text:span text:style-name="T113_2"><text:s/>100</text:span></text:p>
      <text:p text:style-name="P114"/>
      <text:p text:style-name="P115"><text:span text:style-name="T115_1">end</text:span></text:p>
      <text:p text:style-name="P116"/>
      <text:p text:style-name="P117"><text:span text:style-name="T117_1">To</text:span><text:span text:style-name="T117_2"><text:s/></text:span><text:span text:style-name="T117_3">Delete</text:span><text:span text:style-name="T117_4"><text:s/></text:span><text:span text:style-name="T117_5">use</text:span><text:span text:style-name="T117_6"><text:s/></text:span><text:span text:style-name="T117_7">the</text:span><text:span text:style-name="T117_8"><text:s/></text:span><text:span text:style-name="T117_9">following</text:span><text:span text:style-name="T117_10">.<text:s/></text:span><text:span text:style-name="T117_11">the</text:span><text:span text:style-name="T117_12"><text:s/></text:span><text:span text:style-name="T117_13">version</text:span><text:span text:style-name="T117_14"><text:s/>-1<text:s/></text:span><text:span text:style-name="T117_15">removes</text:span><text:span text:style-name="T117_16"><text:s/></text:span><text:span text:style-name="T117_17">it</text:span><text:span text:style-name="T117_18"><text:s/></text:span><text:span text:style-name="T117_19">no</text:span><text:span text:style-name="T117_20"><text:s/></text:span><text:span text:style-name="T117_21">matter</text:span><text:span text:style-name="T117_22"><text:s/></text:span><text:span text:style-name="T117_23">what</text:span><text:span text:style-name="T117_24"><text:s/></text:span><text:span text:style-name="T117_25">the</text:span><text:span text:style-name="T117_26"><text:s/></text:span><text:span text:style-name="T117_27">version</text:span><text:span text:style-name="T117_28">.<text:s text:c="2"/></text:span></text:p>
      <text:p text:style-name="P118"/>
      <text:p text:style-name="P119"><text:span text:style-name="T119_1">zk</text:span><text:span text:style-name="T119_2">.</text:span><text:span text:style-name="T119_3">delete</text:span><text:span text:style-name="T119_4">("/</text:span><text:span text:style-name="T119_5">datadb</text:span><text:span text:style-name="T119_6">",<text:s/>:</text:span><text:span text:style-name="T119_7">version</text:span><text:span text:style-name="T119_8"><text:s/>=&gt;<text:s/>-1)</text:span></text:p>
      <text:h text:style-name="P120" text:outline-level="10"><text:bookmark-start text:name="h.6kid6xrih1kb"/><text:bookmark-end text:name="h.6kid6xrih1kb"/><text:span text:style-name="T120_1"><text:s/></text:span></text:h>
      <text:p text:style-name="P121"/>
      <text:p text:style-name="P122"/>
      <text:h text:style-name="P123" text:outline-level="10"><text:bookmark-start text:name="h.rwwzyutijjek"/><text:bookmark-end text:name="h.rwwzyutijjek"/><text:span text:style-name="T123_1">NOTES</text:span></text:h>
      <text:p text:style-name="P124"><text:span text:style-name="T124_1">We</text:span><text:span text:style-name="T124_2"><text:s/></text:span><text:span text:style-name="T124_3">need</text:span><text:span text:style-name="T124_4"><text:s/></text:span><text:span text:style-name="T124_5">EC</text:span><text:span text:style-name="T124_6">2<text:s/></text:span><text:span text:style-name="T124_7">data</text:span><text:span text:style-name="T124_8"><text:s/></text:span><text:span text:style-name="T124_9">to</text:span><text:span text:style-name="T124_10"><text:s/></text:span><text:span text:style-name="T124_11">identify</text:span><text:span text:style-name="T124_12"><text:s/></text:span><text:span text:style-name="T124_13">what</text:span><text:span text:style-name="T124_14"><text:s/></text:span><text:span text:style-name="T124_15">the</text:span><text:span text:style-name="T124_16"><text:s/></text:span><text:span text:style-name="T124_17">node</text:span><text:span text:style-name="T124_18"><text:s/></text:span><text:span text:style-name="T124_19">is</text:span><text:span text:style-name="T124_20"><text:s/></text:span><text:span text:style-name="T124_21">and</text:span><text:span text:style-name="T124_22"><text:s/></text:span><text:span text:style-name="T124_23">what</text:span><text:span text:style-name="T124_24"><text:s/></text:span><text:span text:style-name="T124_25">it</text:span><text:span text:style-name="T124_26"><text:s/></text:span><text:span text:style-name="T124_27">runs</text:span><text:span text:style-name="T124_28">.<text:s/></text:span><text:span text:style-name="T124_29">Tags</text:span><text:span text:style-name="T124_30"><text:s/></text:span><text:span text:style-name="T124_31">etc</text:span><text:span text:style-name="T124_32">.<text:s/></text:span></text:p>
      <text:p text:style-name="P125"/>
      <text:p text:style-name="P126"/>
      <text:p text:style-name="P127"/>
      <text:p text:style-name="P1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